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2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402in" fo:margin-bottom="0.0402in" loext:contextual-spacing="false"/>
      <style:text-properties style:font-name="Cantarell" fo:font-weight="bold" officeooo:rsid="0009aba6" officeooo:paragraph-rsid="0009aba6" style:font-weight-asian="bold" style:font-weight-complex="bold"/>
    </style:style>
    <style:style style:name="P2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officeooo:paragraph-rsid="0009e7ec"/>
    </style:style>
    <style:style style:name="P3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officeooo:paragraph-rsid="0009aba6"/>
    </style:style>
    <style:style style:name="P4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officeooo:paragraph-rsid="000b650c"/>
    </style:style>
    <style:style style:name="P5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officeooo:paragraph-rsid="000ed6c8"/>
    </style:style>
    <style:style style:name="P6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officeooo:rsid="001ae4f6" officeooo:paragraph-rsid="001ae4f6"/>
    </style:style>
    <style:style style:name="P7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09e7ec" officeooo:paragraph-rsid="0009e7ec" style:font-weight-asian="normal" style:font-weight-complex="normal"/>
    </style:style>
    <style:style style:name="P8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1e331b" officeooo:paragraph-rsid="001e331b" style:font-weight-asian="normal" style:font-weight-complex="normal"/>
    </style:style>
    <style:style style:name="P9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16943a" officeooo:paragraph-rsid="0016943a" style:font-weight-asian="normal" style:font-weight-complex="normal"/>
    </style:style>
    <style:style style:name="P10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3411a1" officeooo:paragraph-rsid="003411a1" style:font-weight-asian="normal" style:font-weight-complex="normal"/>
    </style:style>
    <style:style style:name="P11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1f2507" officeooo:paragraph-rsid="001f2507" style:font-weight-asian="normal" style:font-weight-complex="normal"/>
    </style:style>
    <style:style style:name="P12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202093" officeooo:paragraph-rsid="00202093" style:font-weight-asian="normal" style:font-weight-complex="normal"/>
    </style:style>
    <style:style style:name="P13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2332e2" officeooo:paragraph-rsid="002332e2" style:font-weight-asian="normal" style:font-weight-complex="normal"/>
    </style:style>
    <style:style style:name="P14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268a9a" officeooo:paragraph-rsid="00268a9a" style:font-weight-asian="normal" style:font-weight-complex="normal"/>
    </style:style>
    <style:style style:name="P15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2b3511" officeooo:paragraph-rsid="002b3511" style:font-weight-asian="normal" style:font-weight-complex="normal"/>
    </style:style>
    <style:style style:name="P16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normal" officeooo:rsid="00291594" officeooo:paragraph-rsid="00291594" style:font-weight-asian="normal" style:font-weight-complex="normal"/>
    </style:style>
    <style:style style:name="P17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bold" officeooo:rsid="001a39c1" officeooo:paragraph-rsid="001a39c1" style:font-weight-asian="bold" style:font-weight-complex="bold"/>
    </style:style>
    <style:style style:name="P18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fo:font-weight="bold" officeooo:rsid="001a39c1" officeooo:paragraph-rsid="003411a1" style:font-weight-asian="bold" style:font-weight-complex="bold"/>
    </style:style>
    <style:style style:name="P19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font-name="Cantarell" officeooo:paragraph-rsid="002332e2"/>
    </style:style>
    <style:style style:name="P20" style:family="paragraph" style:parent-style-name="Standard">
      <style:paragraph-properties fo:margin-left="0in" fo:margin-right="0in" fo:margin-top="0.0402in" fo:margin-bottom="0.0402in" loext:contextual-spacing="false" fo:text-indent="0.4in" style:auto-text-indent="false"/>
      <style:text-properties style:text-position="0% 100%" style:font-name="Cantarell" fo:font-weight="normal" officeooo:rsid="002c179d" officeooo:paragraph-rsid="002c179d" style:font-weight-asian="normal" style:font-weight-complex="normal"/>
    </style:style>
    <style:style style:name="P21" style:family="paragraph" style:parent-style-name="Standard" style:list-style-name="L1">
      <style:paragraph-properties fo:margin-top="0.0402in" fo:margin-bottom="0.0402in" loext:contextual-spacing="false"/>
      <style:text-properties style:font-name="Cantarell" officeooo:paragraph-rsid="0009e7ec"/>
    </style:style>
    <style:style style:name="P22" style:family="paragraph" style:parent-style-name="Standard" style:list-style-name="L1">
      <style:paragraph-properties fo:margin-top="0.0402in" fo:margin-bottom="0.0402in" loext:contextual-spacing="false"/>
      <style:text-properties style:font-name="Cantarell" officeooo:paragraph-rsid="000d4d67"/>
    </style:style>
    <style:style style:name="P23" style:family="paragraph" style:parent-style-name="Standard" style:list-style-name="L2">
      <style:paragraph-properties fo:margin-top="0.0402in" fo:margin-bottom="0.0402in" loext:contextual-spacing="false"/>
      <style:text-properties style:font-name="Cantarell" officeooo:paragraph-rsid="0009aba6"/>
    </style:style>
    <style:style style:name="P24" style:family="paragraph" style:parent-style-name="Standard" style:list-style-name="L2">
      <style:paragraph-properties fo:margin-top="0.0402in" fo:margin-bottom="0.0402in" loext:contextual-spacing="false"/>
      <style:text-properties style:font-name="Cantarell" officeooo:paragraph-rsid="003a9857"/>
    </style:style>
    <style:style style:name="P25" style:family="paragraph" style:parent-style-name="Standard" style:list-style-name="L2">
      <style:paragraph-properties fo:margin-top="0.0402in" fo:margin-bottom="0.0402in" loext:contextual-spacing="false"/>
      <style:text-properties style:font-name="Cantarell" fo:font-weight="normal" officeooo:rsid="0009aba6" officeooo:paragraph-rsid="0009aba6" style:font-weight-asian="normal" style:font-weight-complex="normal"/>
    </style:style>
    <style:style style:name="P26" style:family="paragraph" style:parent-style-name="Standard" style:list-style-name="L5">
      <style:paragraph-properties fo:margin-top="0.0402in" fo:margin-bottom="0.0402in" loext:contextual-spacing="false"/>
      <style:text-properties style:font-name="Cantarell" fo:font-weight="normal" officeooo:rsid="001ae4f6" officeooo:paragraph-rsid="001ae4f6" style:font-weight-asian="normal" style:font-weight-complex="normal"/>
    </style:style>
    <style:style style:name="P27" style:family="paragraph" style:parent-style-name="Standard" style:list-style-name="L6">
      <style:paragraph-properties fo:margin-top="0.0402in" fo:margin-bottom="0.0402in" loext:contextual-spacing="false"/>
      <style:text-properties style:font-name="Cantarell" fo:font-weight="normal" officeooo:rsid="0009e7ec" officeooo:paragraph-rsid="0009e7ec" style:font-weight-asian="normal" style:font-weight-complex="normal"/>
    </style:style>
    <style:style style:name="P28" style:family="paragraph" style:parent-style-name="Standard" style:list-style-name="L16">
      <style:paragraph-properties fo:margin-top="0.0402in" fo:margin-bottom="0.0402in" loext:contextual-spacing="false"/>
      <style:text-properties style:font-name="Cantarell" fo:font-weight="normal" officeooo:rsid="0009e7ec" officeooo:paragraph-rsid="00291594" style:font-weight-asian="normal" style:font-weight-complex="normal"/>
    </style:style>
    <style:style style:name="P29" style:family="paragraph" style:parent-style-name="Standard" style:list-style-name="L16">
      <style:paragraph-properties fo:margin-top="0.0402in" fo:margin-bottom="0.0402in" loext:contextual-spacing="false"/>
      <style:text-properties style:font-name="Cantarell" fo:font-weight="normal" officeooo:rsid="0009e7ec" officeooo:paragraph-rsid="0029c1d8" style:font-weight-asian="normal" style:font-weight-complex="normal"/>
    </style:style>
    <style:style style:name="P30" style:family="paragraph" style:parent-style-name="Standard" style:list-style-name="L13">
      <style:paragraph-properties fo:margin-top="0.0402in" fo:margin-bottom="0.0402in" loext:contextual-spacing="false"/>
      <style:text-properties style:font-name="Cantarell" fo:font-weight="normal" officeooo:rsid="001f2507" officeooo:paragraph-rsid="001f2507" style:font-weight-asian="normal" style:font-weight-complex="normal"/>
    </style:style>
    <style:style style:name="P31" style:family="paragraph" style:parent-style-name="Standard" style:list-style-name="L14">
      <style:paragraph-properties fo:margin-top="0.0402in" fo:margin-bottom="0.0402in" loext:contextual-spacing="false"/>
      <style:text-properties style:font-name="Cantarell" fo:font-weight="normal" officeooo:rsid="00202093" officeooo:paragraph-rsid="00202093" style:font-weight-asian="normal" style:font-weight-complex="normal"/>
    </style:style>
    <style:style style:name="P32" style:family="paragraph" style:parent-style-name="Standard" style:list-style-name="L15">
      <style:paragraph-properties fo:margin-top="0.0402in" fo:margin-bottom="0.0402in" loext:contextual-spacing="false"/>
      <style:text-properties style:font-name="Cantarell" fo:font-weight="normal" officeooo:rsid="002332e2" officeooo:paragraph-rsid="002332e2" style:font-weight-asian="normal" style:font-weight-complex="normal"/>
    </style:style>
    <style:style style:name="P33" style:family="paragraph" style:parent-style-name="Standard" style:list-style-name="L16">
      <style:paragraph-properties fo:margin-top="0.0402in" fo:margin-bottom="0.0402in" loext:contextual-spacing="false"/>
      <style:text-properties style:font-name="Cantarell" fo:font-weight="normal" officeooo:rsid="00268a9a" officeooo:paragraph-rsid="00268a9a" style:font-weight-asian="normal" style:font-weight-complex="normal"/>
    </style:style>
    <style:style style:name="P34" style:family="paragraph" style:parent-style-name="Standard" style:list-style-name="L16">
      <style:paragraph-properties fo:margin-top="0.0402in" fo:margin-bottom="0.0402in" loext:contextual-spacing="false"/>
      <style:text-properties style:font-name="Cantarell" fo:font-weight="normal" officeooo:rsid="00268a9a" officeooo:paragraph-rsid="00291594" style:font-weight-asian="normal" style:font-weight-complex="normal"/>
    </style:style>
    <style:style style:name="P35" style:family="paragraph" style:parent-style-name="Standard" style:list-style-name="L17">
      <style:paragraph-properties fo:margin-top="0.0402in" fo:margin-bottom="0.0402in" loext:contextual-spacing="false"/>
      <style:text-properties style:font-name="Cantarell" fo:font-weight="normal" officeooo:rsid="002b3511" officeooo:paragraph-rsid="002b3511" style:font-weight-asian="normal" style:font-weight-complex="normal"/>
    </style:style>
    <style:style style:name="P36" style:family="paragraph" style:parent-style-name="Standard" style:list-style-name="L18">
      <style:paragraph-properties fo:margin-top="0.0402in" fo:margin-bottom="0.0402in" loext:contextual-spacing="false"/>
      <style:text-properties style:font-name="Cantarell" fo:font-weight="normal" officeooo:rsid="00291594" officeooo:paragraph-rsid="00291594" style:font-weight-asian="normal" style:font-weight-complex="normal"/>
    </style:style>
    <style:style style:name="P37" style:family="paragraph" style:parent-style-name="Standard" style:list-style-name="L19">
      <style:paragraph-properties fo:margin-top="0.0402in" fo:margin-bottom="0.0402in" loext:contextual-spacing="false"/>
      <style:text-properties style:font-name="Cantarell" fo:font-weight="normal" officeooo:rsid="00291594" officeooo:paragraph-rsid="00493ce7" style:font-weight-asian="normal" style:font-weight-complex="normal"/>
    </style:style>
    <style:style style:name="P38" style:family="paragraph" style:parent-style-name="Standard" style:list-style-name="L20">
      <style:paragraph-properties fo:margin-top="0.0402in" fo:margin-bottom="0.0402in" loext:contextual-spacing="false"/>
      <style:text-properties style:font-name="Cantarell" fo:font-weight="normal" officeooo:rsid="00291594" officeooo:paragraph-rsid="00291594" style:font-weight-asian="normal" style:font-weight-complex="normal"/>
    </style:style>
    <style:style style:name="P39" style:family="paragraph" style:parent-style-name="Standard" style:list-style-name="L3">
      <style:paragraph-properties fo:margin-top="0.0402in" fo:margin-bottom="0.0402in" loext:contextual-spacing="false"/>
      <style:text-properties style:font-name="Cantarell" officeooo:rsid="000b650c" officeooo:paragraph-rsid="000d4d67"/>
    </style:style>
    <style:style style:name="P40" style:family="paragraph" style:parent-style-name="Standard" style:list-style-name="L4">
      <style:paragraph-properties fo:margin-top="0.0402in" fo:margin-bottom="0.0402in" loext:contextual-spacing="false"/>
      <style:text-properties style:font-name="Cantarell" officeooo:rsid="000b650c" officeooo:paragraph-rsid="000feedd"/>
    </style:style>
    <style:style style:name="P41" style:family="paragraph" style:parent-style-name="Standard" style:list-style-name="L4">
      <style:paragraph-properties fo:margin-top="0.0402in" fo:margin-bottom="0.0402in" loext:contextual-spacing="false"/>
      <style:text-properties style:font-name="Cantarell" officeooo:rsid="000b650c" officeooo:paragraph-rsid="0037983f"/>
    </style:style>
    <style:style style:name="P42" style:family="paragraph" style:parent-style-name="Standard" style:list-style-name="L4">
      <style:paragraph-properties fo:margin-top="0.0402in" fo:margin-bottom="0.0402in" loext:contextual-spacing="false"/>
      <style:text-properties style:font-name="Cantarell" officeooo:rsid="000b650c" officeooo:paragraph-rsid="003828b9"/>
    </style:style>
    <style:style style:name="P43" style:family="paragraph" style:parent-style-name="Standard" style:list-style-name="L2">
      <style:paragraph-properties fo:margin-top="0.0402in" fo:margin-bottom="0.0402in" loext:contextual-spacing="false"/>
      <style:text-properties style:font-name="Cantarell" officeooo:rsid="000b650c" officeooo:paragraph-rsid="003732fe"/>
    </style:style>
    <style:style style:name="P44" style:family="paragraph" style:parent-style-name="Standard" style:list-style-name="L2">
      <style:paragraph-properties fo:margin-top="0.0402in" fo:margin-bottom="0.0402in" loext:contextual-spacing="false"/>
      <style:text-properties style:font-name="Cantarell" officeooo:rsid="000b650c" officeooo:paragraph-rsid="003bf37c"/>
    </style:style>
    <style:style style:name="P45" style:family="paragraph" style:parent-style-name="Standard" style:list-style-name="L5">
      <style:paragraph-properties fo:margin-top="0.0402in" fo:margin-bottom="0.0402in" loext:contextual-spacing="false"/>
      <style:text-properties style:font-name="Cantarell" officeooo:rsid="001ae4f6" officeooo:paragraph-rsid="001c44bb"/>
    </style:style>
    <style:style style:name="P46" style:family="paragraph" style:parent-style-name="Standard" style:list-style-name="L5">
      <style:paragraph-properties fo:margin-top="0.0402in" fo:margin-bottom="0.0402in" loext:contextual-spacing="false"/>
      <style:text-properties style:font-name="Cantarell" officeooo:paragraph-rsid="001c44bb"/>
    </style:style>
    <style:style style:name="P47" style:family="paragraph" style:parent-style-name="Standard" style:list-style-name="L7">
      <style:paragraph-properties fo:margin-top="0.0402in" fo:margin-bottom="0.0402in" loext:contextual-spacing="false"/>
      <style:text-properties style:font-name="Cantarell" fo:font-weight="bold" officeooo:rsid="001f2507" officeooo:paragraph-rsid="001f2507" style:font-weight-asian="bold" style:font-weight-complex="bold"/>
    </style:style>
    <style:style style:name="P48" style:family="paragraph" style:parent-style-name="Standard" style:list-style-name="L13">
      <style:paragraph-properties fo:margin-top="0.0402in" fo:margin-bottom="0.0402in" loext:contextual-spacing="false"/>
      <style:text-properties style:font-name="Cantarell" fo:font-weight="bold" officeooo:rsid="001f2507" officeooo:paragraph-rsid="001f2507" style:font-weight-asian="bold" style:font-weight-complex="bold"/>
    </style:style>
    <style:style style:name="P49" style:family="paragraph" style:parent-style-name="Standard" style:list-style-name="L7">
      <style:paragraph-properties fo:margin-top="0.0402in" fo:margin-bottom="0.0402in" loext:contextual-spacing="false"/>
      <style:text-properties style:font-name="Cantarell" fo:font-weight="bold" officeooo:rsid="001e331b" officeooo:paragraph-rsid="001e331b" style:font-weight-asian="bold" style:font-weight-complex="bold"/>
    </style:style>
    <style:style style:name="P50" style:family="paragraph" style:parent-style-name="Standard" style:list-style-name="L12">
      <style:paragraph-properties fo:margin-top="0.0402in" fo:margin-bottom="0.0402in" loext:contextual-spacing="false"/>
      <style:text-properties style:font-name="Cantarell" fo:font-weight="bold" officeooo:rsid="001e331b" officeooo:paragraph-rsid="001f2507" style:font-weight-asian="bold" style:font-weight-complex="bold"/>
    </style:style>
    <style:style style:name="P51" style:family="paragraph" style:parent-style-name="Standard" style:list-style-name="L12">
      <style:paragraph-properties fo:margin-top="0.0402in" fo:margin-bottom="0.0402in" loext:contextual-spacing="false"/>
      <style:text-properties style:font-name="Cantarell" fo:font-weight="bold" officeooo:rsid="001e331b" officeooo:paragraph-rsid="001e331b" style:font-weight-asian="bold" style:font-weight-complex="bold"/>
    </style:style>
    <style:style style:name="P52" style:family="paragraph" style:parent-style-name="Standard" style:list-style-name="L8">
      <style:paragraph-properties fo:margin-top="0.0402in" fo:margin-bottom="0.0402in" loext:contextual-spacing="false"/>
      <style:text-properties style:font-name="Cantarell" fo:font-weight="bold" officeooo:rsid="0016943a" officeooo:paragraph-rsid="0016943a" style:font-weight-asian="bold" style:font-weight-complex="bold"/>
    </style:style>
    <style:style style:name="P53" style:family="paragraph" style:parent-style-name="Standard" style:list-style-name="L8">
      <style:paragraph-properties fo:margin-top="0.0402in" fo:margin-bottom="0.0402in" loext:contextual-spacing="false"/>
      <style:text-properties style:font-name="Cantarell" fo:font-weight="bold" officeooo:rsid="00185831" officeooo:paragraph-rsid="00185831" style:font-weight-asian="bold" style:font-weight-complex="bold"/>
    </style:style>
    <style:style style:name="P54" style:family="paragraph" style:parent-style-name="Standard" style:list-style-name="L9">
      <style:paragraph-properties fo:margin-top="0.0402in" fo:margin-bottom="0.0402in" loext:contextual-spacing="false"/>
      <style:text-properties style:font-name="Cantarell" officeooo:paragraph-rsid="001a39c1"/>
    </style:style>
    <style:style style:name="P55" style:family="paragraph" style:parent-style-name="Standard" style:list-style-name="L10">
      <style:paragraph-properties fo:margin-top="0.0402in" fo:margin-bottom="0.0402in" loext:contextual-spacing="false"/>
      <style:text-properties style:font-name="Cantarell" officeooo:paragraph-rsid="001a39c1"/>
    </style:style>
    <style:style style:name="P56" style:family="paragraph" style:parent-style-name="Standard" style:list-style-name="L10">
      <style:paragraph-properties fo:margin-top="0.0402in" fo:margin-bottom="0.0402in" loext:contextual-spacing="false"/>
      <style:text-properties style:font-name="Cantarell" officeooo:paragraph-rsid="003411a1"/>
    </style:style>
    <style:style style:name="P57" style:family="paragraph" style:parent-style-name="Standard" style:list-style-name="L11">
      <style:paragraph-properties fo:margin-top="0.0402in" fo:margin-bottom="0.0402in" loext:contextual-spacing="false"/>
      <style:text-properties style:font-name="Cantarell" officeooo:paragraph-rsid="003411a1"/>
    </style:style>
    <style:style style:name="P58" style:family="paragraph" style:parent-style-name="Standard" style:list-style-name="L2">
      <style:paragraph-properties fo:margin-top="0.0402in" fo:margin-bottom="0.0402in" loext:contextual-spacing="false"/>
      <style:text-properties style:font-name="Cantarell" officeooo:rsid="003732fe" officeooo:paragraph-rsid="003732fe"/>
    </style:style>
    <style:style style:name="P59" style:family="paragraph" style:parent-style-name="Standard" style:list-style-name="L21">
      <style:paragraph-properties fo:margin-top="0.0402in" fo:margin-bottom="0.0402in" loext:contextual-spacing="false"/>
      <style:text-properties style:text-position="0% 100%" style:font-name="Cantarell" fo:font-weight="normal" officeooo:rsid="002c179d" officeooo:paragraph-rsid="002c179d" style:font-weight-asian="normal" style:font-weight-complex="normal"/>
    </style:style>
    <style:style style:name="P60" style:family="paragraph" style:parent-style-name="Standard" style:list-style-name="L22">
      <style:paragraph-properties fo:margin-top="0.0402in" fo:margin-bottom="0.0402in" loext:contextual-spacing="false"/>
      <style:text-properties style:text-position="0% 100%" style:font-name="Cantarell" fo:font-weight="normal" officeooo:rsid="002c179d" officeooo:paragraph-rsid="002c179d" style:font-weight-asian="normal" style:font-weight-complex="normal"/>
    </style:style>
    <style:style style:name="P61" style:family="paragraph" style:parent-style-name="Standard" style:list-style-name="L23">
      <style:paragraph-properties fo:margin-top="0.0402in" fo:margin-bottom="0.0402in" loext:contextual-spacing="false"/>
      <style:text-properties style:text-position="0% 100%" style:font-name="Cantarell" fo:font-weight="normal" officeooo:rsid="002c179d" officeooo:paragraph-rsid="002c179d" style:font-weight-asian="normal" style:font-weight-complex="normal"/>
    </style:style>
    <style:style style:name="P62" style:family="paragraph" style:parent-style-name="Standard" style:list-style-name="L24">
      <style:paragraph-properties fo:margin-top="0.0402in" fo:margin-bottom="0.0402in" loext:contextual-spacing="false"/>
      <style:text-properties style:text-position="0% 100%" style:font-name="Cantarell" fo:font-weight="normal" officeooo:rsid="002c179d" officeooo:paragraph-rsid="002c179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5831" style:font-weight-asian="normal" style:font-weight-complex="normal"/>
    </style:style>
    <style:style style:name="T3" style:family="text">
      <style:text-properties fo:font-weight="normal" officeooo:rsid="0016943a" style:font-weight-asian="normal" style:font-weight-complex="normal"/>
    </style:style>
    <style:style style:name="T4" style:family="text">
      <style:text-properties fo:font-weight="normal" officeooo:rsid="001a39c1" style:font-weight-asian="normal" style:font-weight-complex="normal"/>
    </style:style>
    <style:style style:name="T5" style:family="text">
      <style:text-properties fo:font-weight="normal" officeooo:rsid="001e331b" style:font-weight-asian="normal" style:font-weight-complex="normal"/>
    </style:style>
    <style:style style:name="T6" style:family="text">
      <style:text-properties fo:font-weight="normal" officeooo:rsid="001ae4f6" style:font-weight-asian="normal" style:font-weight-complex="normal"/>
    </style:style>
    <style:style style:name="T7" style:family="text">
      <style:text-properties fo:font-weight="normal" officeooo:rsid="002fe46a" style:font-weight-asian="normal" style:font-weight-complex="normal"/>
    </style:style>
    <style:style style:name="T8" style:family="text">
      <style:text-properties fo:font-weight="normal" officeooo:rsid="00408025" style:font-weight-asian="normal" style:font-weight-complex="normal"/>
    </style:style>
    <style:style style:name="T9" style:family="text">
      <style:text-properties fo:font-weight="normal" officeooo:rsid="00421477" style:font-weight-asian="normal" style:font-weight-complex="normal"/>
    </style:style>
    <style:style style:name="T10" style:family="text">
      <style:text-properties fo:font-weight="normal" officeooo:rsid="0009aba6" style:font-weight-asian="normal" style:font-weight-complex="normal"/>
    </style:style>
    <style:style style:name="T11" style:family="text">
      <style:text-properties fo:font-weight="normal" officeooo:rsid="0009e7ec" style:font-weight-asian="normal" style:font-weight-complex="normal"/>
    </style:style>
    <style:style style:name="T12" style:family="text">
      <style:text-properties fo:font-weight="normal" officeooo:rsid="000b060d" style:font-weight-asian="normal" style:font-weight-complex="normal"/>
    </style:style>
    <style:style style:name="T13" style:family="text">
      <style:text-properties fo:font-weight="normal" officeooo:rsid="000d4d67" style:font-weight-asian="normal" style:font-weight-complex="normal"/>
    </style:style>
    <style:style style:name="T14" style:family="text">
      <style:text-properties fo:font-weight="normal" officeooo:rsid="004630b9" style:font-weight-asian="normal" style:font-weight-complex="normal"/>
    </style:style>
    <style:style style:name="T15" style:family="text">
      <style:text-properties fo:font-weight="normal" officeooo:rsid="0046d4fe" style:font-weight-asian="normal" style:font-weight-complex="normal"/>
    </style:style>
    <style:style style:name="T16" style:family="text">
      <style:text-properties fo:font-weight="normal" officeooo:rsid="0046eeed" style:font-weight-asian="normal" style:font-weight-complex="normal"/>
    </style:style>
    <style:style style:name="T17" style:family="text">
      <style:text-properties fo:font-weight="normal" officeooo:rsid="000b650c" style:font-weight-asian="normal" style:font-weight-complex="normal"/>
    </style:style>
    <style:style style:name="T18" style:family="text">
      <style:text-properties fo:font-weight="normal" officeooo:rsid="000ed6c8" style:font-weight-asian="normal" style:font-weight-complex="normal"/>
    </style:style>
    <style:style style:name="T19" style:family="text">
      <style:text-properties fo:font-weight="normal" officeooo:rsid="000fcf7e" style:font-weight-asian="normal" style:font-weight-complex="normal"/>
    </style:style>
    <style:style style:name="T20" style:family="text">
      <style:text-properties fo:font-weight="normal" officeooo:rsid="000cc458" style:font-weight-asian="normal" style:font-weight-complex="normal"/>
    </style:style>
    <style:style style:name="T21" style:family="text">
      <style:text-properties fo:font-weight="normal" officeooo:rsid="00118b1f" style:font-weight-asian="normal" style:font-weight-complex="normal"/>
    </style:style>
    <style:style style:name="T22" style:family="text">
      <style:text-properties fo:font-weight="normal" officeooo:rsid="000feedd" style:font-weight-asian="normal" style:font-weight-complex="normal"/>
    </style:style>
    <style:style style:name="T23" style:family="text">
      <style:text-properties fo:font-weight="normal" officeooo:rsid="00155765" style:font-weight-asian="normal" style:font-weight-complex="normal"/>
    </style:style>
    <style:style style:name="T24" style:family="text">
      <style:text-properties fo:font-weight="normal" officeooo:rsid="001c44bb" style:font-weight-asian="normal" style:font-weight-complex="normal"/>
    </style:style>
    <style:style style:name="T25" style:family="text">
      <style:text-properties fo:font-weight="normal" officeooo:rsid="003411a1" style:font-weight-asian="normal" style:font-weight-complex="normal"/>
    </style:style>
    <style:style style:name="T26" style:family="text">
      <style:text-properties fo:font-weight="normal" officeooo:rsid="002332e2" style:font-weight-asian="normal" style:font-weight-complex="normal"/>
    </style:style>
    <style:style style:name="T27" style:family="text">
      <style:text-properties fo:font-weight="normal" officeooo:rsid="0025370c" style:font-weight-asian="normal" style:font-weight-complex="normal"/>
    </style:style>
    <style:style style:name="T28" style:family="text">
      <style:text-properties fo:font-weight="normal" officeooo:rsid="0023cb60" style:font-weight-asian="normal" style:font-weight-complex="normal"/>
    </style:style>
    <style:style style:name="T29" style:family="text">
      <style:text-properties fo:font-weight="normal" officeooo:rsid="003732fe" style:font-weight-asian="normal" style:font-weight-complex="normal"/>
    </style:style>
    <style:style style:name="T30" style:family="text">
      <style:text-properties style:text-position="sub 58%"/>
    </style:style>
    <style:style style:name="T31" style:family="text">
      <style:text-properties style:text-position="sub 58%" fo:font-weight="normal" style:font-weight-asian="normal" style:font-weight-complex="normal"/>
    </style:style>
    <style:style style:name="T32" style:family="text">
      <style:text-properties style:text-position="sub 58%" fo:font-weight="normal" officeooo:rsid="001a39c1" style:font-weight-asian="normal" style:font-weight-complex="normal"/>
    </style:style>
    <style:style style:name="T33" style:family="text">
      <style:text-properties style:text-position="sub 58%" fo:font-weight="normal" officeooo:rsid="002fe46a" style:font-weight-asian="normal" style:font-weight-complex="normal"/>
    </style:style>
    <style:style style:name="T34" style:family="text">
      <style:text-properties style:text-position="sub 58%" fo:font-weight="normal" officeooo:rsid="003411a1" style:font-weight-asian="normal" style:font-weight-complex="normal"/>
    </style:style>
    <style:style style:name="T35" style:family="text">
      <style:text-properties fo:color="#000000" style:text-outline="false" style:text-line-through-style="none" style:text-line-through-type="none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fo:font-size="12pt" fo:font-style="normal" fo:text-shadow="none" style:text-underline-style="none" officeooo:rsid="001f2507" style:font-size-asian="12pt" style:font-style-asian="normal" style:font-size-complex="12pt" style:font-style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fo:font-size="12pt" fo:font-style="normal" fo:text-shadow="none" style:text-underline-style="none" officeooo:rsid="00325b8b" style:font-size-asian="12pt" style:font-style-asian="normal" style:font-size-complex="12pt" style:font-style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fo:font-size="12pt" fo:font-style="normal" fo:text-shadow="none" style:text-underline-style="none" officeooo:rsid="0031ba32" style:font-size-asian="12pt" style:font-style-asian="normal" style:font-size-complex="12pt" style:font-style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1b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260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25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style:text-position="0% 100%"/>
    </style:style>
    <style:style style:name="T44" style:family="text">
      <style:text-properties style:text-position="0% 100%" fo:font-weight="normal" officeooo:rsid="001a39c1" style:font-weight-asian="normal" style:font-weight-complex="normal"/>
    </style:style>
    <style:style style:name="T45" style:family="text">
      <style:text-properties style:text-position="0% 100%" fo:font-weight="normal" officeooo:rsid="002fe46a" style:font-weight-asian="normal" style:font-weight-complex="normal"/>
    </style:style>
    <style:style style:name="T46" style:family="text">
      <style:text-properties style:text-position="0% 100%" fo:font-weight="normal" officeooo:rsid="001f2507" style:font-weight-asian="normal" style:font-weight-complex="normal"/>
    </style:style>
    <style:style style:name="T47" style:family="text">
      <style:text-properties officeooo:rsid="00408025"/>
    </style:style>
    <style:style style:name="T48" style:family="text">
      <style:text-properties fo:font-style="italic" fo:font-weight="normal" officeooo:rsid="000d4d67" style:font-style-asian="italic" style:font-weight-asian="normal" style:font-style-complex="italic" style:font-weight-complex="normal"/>
    </style:style>
    <style:style style:name="T49" style:family="text">
      <style:text-properties officeooo:rsid="00291594"/>
    </style:style>
    <style:style style:name="T50" style:family="text">
      <style:text-properties officeooo:rsid="0029c1d8"/>
    </style:style>
    <style:style style:name="T51" style:family="text">
      <style:text-properties officeooo:rsid="0009e7ec"/>
    </style:style>
    <style:style style:name="T52" style:family="text">
      <style:text-properties officeooo:rsid="004ac5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onetic And Phonological Changes</text:p>
      <text:p text:style-name="P2"><text:span text:style-name="T10">C</text:span><text:span text:style-name="T11">hange of stress-accent into a pitch-accent. Stressed syllables now are realized with a high pitch, </text:span><text:span text:style-name="T12">while unstressed syllables have lower pitch, </text:span><text:span text:style-name="T13">let </text:span><text:span text:style-name="T48">S</text:span><text:span text:style-name="T13"> be any syllable</text:span><text:span text:style-name="T11">:</text:span></text:p>
      <text:list xml:id="list1372358258" text:style-name="L1">
        <text:list-item>
          <text:p text:style-name="P21"><text:span text:style-name="T11">/ˈ</text:span><text:span text:style-name="T12">S/ &gt; /S˥/</text:span></text:p>
        </text:list-item>
        <text:list-item>
          <text:p text:style-name="P22"><text:span text:style-name="T12">/</text:span><text:span text:style-name="T13">S/ &gt; </text:span><text:span text:style-name="T12">/S˨/</text:span></text:p>
        </text:list-item>
      </text:list>
      <text:p text:style-name="P3"><text:span text:style-name="T14">E</text:span><text:span text:style-name="T15">jective </text:span><text:span text:style-name="T16">5</text:span><text:span text:style-name="T10">plosives shifts into voiced plosives followed by epenthetic vowel and a glottal stop:</text:span></text:p>
      <text:list xml:id="list1925832924" text:style-name="L2">
        <text:list-item>
          <text:p text:style-name="P23"><text:span text:style-name="T10">/pʼ/ &gt; </text:span><text:span text:style-name="T12">[</text:span><text:span text:style-name="T10">bəʔ]</text:span></text:p>
        </text:list-item>
        <text:list-item>
          <text:p text:style-name="P25">/tʼ/ &gt; [dəʔ]</text:p>
        </text:list-item>
        <text:list-item>
          <text:p text:style-name="P25">/cʼ/ &gt; [ɟəʔ]</text:p>
        </text:list-item>
        <text:list-item>
          <text:p text:style-name="P25">/kʼ/ &gt; [gəʔ]</text:p>
        </text:list-item>
        <text:list-item>
          <text:p text:style-name="P25">/kʷʼ/ &gt; [gʷəʔ]</text:p>
        </text:list-item>
      </text:list>
      <text:p text:style-name="P4"><text:span text:style-name="T17">Loss of pharyngeal approximant, but </text:span><text:span text:style-name="T18">leaving traces of pitch change</text:span><text:span text:style-name="T17">, </text:span><text:span text:style-name="T18">let</text:span><text:span text:style-name="T17"> </text:span><text:span text:style-name="T19">S</text:span><text:span text:style-name="T17"> </text:span><text:span text:style-name="T18">be</text:span><text:span text:style-name="T17"> any </text:span><text:span text:style-name="T20">syllable </text:span><text:span text:style-name="T21">slice containing the nucleus</text:span><text:span text:style-name="T17">:</text:span></text:p>
      <text:list xml:id="list3768280342" text:style-name="L3">
        <text:list-item>
          <text:p text:style-name="P39"><text:span text:style-name="T1">/ʕ</text:span><text:span text:style-name="T19">S</text:span><text:span text:style-name="T12">˥</text:span><text:span text:style-name="T1">/ </text:span><text:span text:style-name="T13">&gt; /</text:span><text:span text:style-name="T19">S</text:span><text:span text:style-name="T13">˥˧/</text:span></text:p>
        </text:list-item>
        <text:list-item>
          <text:p text:style-name="P39"><text:span text:style-name="T1">/ʕ</text:span><text:span text:style-name="T19">S</text:span><text:span text:style-name="T12">˨</text:span><text:span text:style-name="T1">/ </text:span><text:span text:style-name="T13">&gt; /</text:span><text:span text:style-name="T19">S</text:span><text:span text:style-name="T13">˧˩/</text:span></text:p>
        </text:list-item>
        <text:list-item>
          <text:p text:style-name="P39"><text:span text:style-name="T1">/</text:span><text:span text:style-name="T19">S</text:span><text:span text:style-name="T1">ʕ</text:span><text:span text:style-name="T12">˥</text:span><text:span text:style-name="T1">/ </text:span><text:span text:style-name="T18">&gt; /</text:span><text:span text:style-name="T19">S</text:span><text:span text:style-name="T18">˧˥/</text:span></text:p>
        </text:list-item>
        <text:list-item>
          <text:p text:style-name="P39"><text:span text:style-name="T20">/</text:span><text:span text:style-name="T19">S</text:span><text:span text:style-name="T20">ʕ</text:span><text:span text:style-name="T12">˨</text:span><text:span text:style-name="T20">/ </text:span><text:span text:style-name="T18">&gt; /</text:span><text:span text:style-name="T19">S</text:span><text:bookmark-start text:name="__DdeLink__3754_531135274"/><text:span text:style-name="T18">˩˧</text:span><text:bookmark-end text:name="__DdeLink__3754_531135274"/><text:span text:style-name="T18">/</text:span></text:p>
        </text:list-item>
      </text:list>
      <text:p text:style-name="P5"><text:span text:style-name="T18">Pharyngeal fricative shifts to a velar fricative, but leaving traces of pitch change, let </text:span><text:span text:style-name="T19">S</text:span><text:span text:style-name="T18"> be any syllable </text:span><text:span text:style-name="T22">slice </text:span><text:span text:style-name="T21">containing the nucleus</text:span><text:span text:style-name="T18">:</text:span></text:p>
      <text:list xml:id="list1109459921" text:style-name="L4">
        <text:list-item>
          <text:p text:style-name="P40"><text:span text:style-name="T1">/</text:span><text:span text:style-name="T19">ħS</text:span><text:span text:style-name="T12">˥</text:span><text:span text:style-name="T1">, </text:span><text:span text:style-name="T19">ħS</text:span><text:span text:style-name="T13">˥˧</text:span><text:span text:style-name="T1">/ </text:span><text:span text:style-name="T13">&gt; /</text:span><text:span text:style-name="T19">xS</text:span><text:span text:style-name="T13">˥˧/</text:span></text:p>
        </text:list-item>
        <text:list-item>
          <text:p text:style-name="P41"><text:span text:style-name="T13">/</text:span><text:span text:style-name="T19">ħS</text:span><text:span text:style-name="T18">˧˥</text:span><text:span text:style-name="T13">/ &gt; /</text:span><text:span text:style-name="T19">xS</text:span><text:span text:style-name="T12">˥</text:span><text:span text:style-name="T13">/</text:span></text:p>
        </text:list-item>
        <text:list-item>
          <text:p text:style-name="P40"><text:span text:style-name="T1">/</text:span><text:span text:style-name="T19">ħS</text:span><text:span text:style-name="T12">˨</text:span><text:span text:style-name="T1">, </text:span><text:span text:style-name="T19">ħS</text:span><text:span text:style-name="T13">˧˩</text:span><text:span text:style-name="T1">/ </text:span><text:span text:style-name="T13">&gt; /</text:span><text:span text:style-name="T19">xS</text:span><text:span text:style-name="T13">˧˩/</text:span></text:p>
        </text:list-item>
        <text:list-item>
          <text:p text:style-name="P41"><text:span text:style-name="T13">/</text:span><text:span text:style-name="T19">ħS</text:span><text:span text:style-name="T18">˩˧</text:span><text:span text:style-name="T13">/ &gt; /</text:span><text:span text:style-name="T19">xS</text:span><text:span text:style-name="T12">˨</text:span><text:span text:style-name="T13">/</text:span></text:p>
        </text:list-item>
        <text:list-item>
          <text:p text:style-name="P40"><text:span text:style-name="T1">/</text:span><text:span text:style-name="T19">Sħ</text:span><text:span text:style-name="T12">˥</text:span><text:span text:style-name="T1">, </text:span><text:span text:style-name="T19">Sħ</text:span><text:span text:style-name="T18">˧˥</text:span><text:span text:style-name="T1">/ </text:span><text:span text:style-name="T18">&gt; /</text:span><text:span text:style-name="T19">Sx</text:span><text:span text:style-name="T18">˧˥/</text:span></text:p>
        </text:list-item>
        <text:list-item>
          <text:p text:style-name="P42"><text:span text:style-name="T18">/</text:span><text:span text:style-name="T19">Sħ</text:span><text:span text:style-name="T13">˥˧</text:span><text:span text:style-name="T18">/ &gt; /</text:span><text:span text:style-name="T19">Sx</text:span><text:span text:style-name="T12">˥</text:span><text:span text:style-name="T18">/</text:span></text:p>
        </text:list-item>
        <text:list-item>
          <text:p text:style-name="P40"><text:span text:style-name="T20">/</text:span><text:span text:style-name="T19">Sħ</text:span><text:span text:style-name="T12">˨</text:span><text:span text:style-name="T20">, </text:span><text:span text:style-name="T19">Sħ</text:span><text:span text:style-name="T18">˩˧</text:span><text:span text:style-name="T20">/ </text:span><text:span text:style-name="T18">&gt; /</text:span><text:span text:style-name="T19">Sx</text:span><text:span text:style-name="T18">˩˧/</text:span></text:p>
        </text:list-item>
        <text:list-item>
          <text:p text:style-name="P42"><text:span text:style-name="T20">/</text:span><text:span text:style-name="T19">Sħ</text:span><text:span text:style-name="T13">˧˩</text:span><text:span text:style-name="T20">/ </text:span><text:span text:style-name="T18">&gt; /</text:span><text:span text:style-name="T19">Sx</text:span><text:span text:style-name="T12">˨</text:span><text:span text:style-name="T18">/</text:span></text:p>
        </text:list-item>
      </text:list>
      <text:p text:style-name="P6"><text:span text:style-name="T23">D</text:span><text:span text:style-name="T1">ue to the loss of pharyngeals, the single phonemic height vowel system is split in two </text:span><text:span text:style-name="T5">(</text:span><text:span text:style-name="T1">front and non-front vowels</text:span><text:span text:style-name="T5">):</text:span></text:p>
      <text:list xml:id="list3704047019" text:style-name="L5">
        <text:list-item>
          <text:p text:style-name="P26">/a(ː)/ &gt; /æ(ː), <text:s/>ɑ(ː)/</text:p>
        </text:list-item>
        <text:list-item>
          <text:p text:style-name="P45"><text:span text:style-name="T1">/e</text:span><text:span text:style-name="T24">(</text:span><text:span text:style-name="T1">ː</text:span><text:span text:style-name="T24">)</text:span><text:span text:style-name="T1">/ &gt; /e</text:span><text:span text:style-name="T24">(</text:span><text:span text:style-name="T1">ː</text:span><text:span text:style-name="T24">)</text:span><text:span text:style-name="T1">, o</text:span><text:span text:style-name="T24">(</text:span><text:span text:style-name="T1">ː</text:span><text:span text:style-name="T24">)</text:span><text:span text:style-name="T1">/</text:span></text:p>
        </text:list-item>
        <text:list-item>
          <text:p text:style-name="P46"><text:span text:style-name="T6">/i</text:span><text:span text:style-name="T24">(</text:span><text:span text:style-name="T6">ː</text:span><text:span text:style-name="T24">)</text:span><text:span text:style-name="T6">/ &gt; /i</text:span><text:span text:style-name="T24">(</text:span><text:span text:style-name="T6">ː</text:span><text:span text:style-name="T24">)</text:span><text:span text:style-name="T6">, u</text:span><text:span text:style-name="T24">(</text:span><text:span text:style-name="T6">ː</text:span><text:span text:style-name="T24">)</text:span><text:span text:style-name="T6">/</text:span></text:p>
        </text:list-item>
      </text:list>
      <text:p text:style-name="P7">Allophonic voicing of fricatives between voiced sounds:</text:p>
      <text:list xml:id="list1126888643" text:style-name="L6">
        <text:list-item>
          <text:p text:style-name="P27">/ɸ/ &gt; [β]</text:p>
        </text:list-item>
        <text:list-item>
          <text:p text:style-name="P27"><text:soft-page-break/>/s/ &gt; [z]</text:p>
        </text:list-item>
        <text:list-item>
          <text:p text:style-name="P27">/x/ &gt; [ɣ]</text:p>
        </text:list-item>
        <text:list-item>
          <text:p text:style-name="P27">/xʷ/ &gt; [ɣʷ]</text:p>
        </text:list-item>
      </text:list>
      <text:p text:style-name="P8">Shift of back unrounded vowel allophones to central vowels:</text:p>
      <text:list xml:id="list525697115" text:style-name="L7">
        <text:list-item>
          <text:p text:style-name="P47"><text:span text:style-name="T1">[</text:span><text:span text:style-name="T40">ɑ</text:span><text:span text:style-name="T39">(</text:span><text:span text:style-name="T40">ː</text:span><text:span text:style-name="T39">)</text:span><text:span text:style-name="T1">] &gt; [</text:span><text:span text:style-name="T41">ä</text:span><text:span text:style-name="T39">(</text:span><text:span text:style-name="T40">ː</text:span><text:span text:style-name="T39">)</text:span><text:span text:style-name="T1">]</text:span></text:p>
        </text:list-item>
        <text:list-item>
          <text:p text:style-name="P49"><text:span text:style-name="T1">[</text:span><text:span text:style-name="T40">ɤ̞</text:span><text:span text:style-name="T1">] &gt; [</text:span><text:span text:style-name="T41">ə</text:span><text:span text:style-name="T1">]</text:span></text:p>
        </text:list-item>
        <text:list-item>
          <text:p text:style-name="P49"><text:span text:style-name="T1">[</text:span><text:span text:style-name="T40">ɤ̞ə̯</text:span><text:span text:style-name="T39">] &gt; [</text:span><text:span text:style-name="T41">ə</text:span><text:span text:style-name="T40">ː</text:span><text:span text:style-name="T39">]</text:span></text:p>
        </text:list-item>
        <text:list-item>
          <text:p text:style-name="P49"><text:span text:style-name="T39">[</text:span><text:span text:style-name="T40">ɯ</text:span><text:span text:style-name="T39">] &gt; [</text:span><text:span text:style-name="T41">ɨ</text:span><text:span text:style-name="T39">]</text:span></text:p>
        </text:list-item>
        <text:list-item>
          <text:p text:style-name="P49"><text:span text:style-name="T39">[</text:span><text:span text:style-name="T40">ɯə̯</text:span><text:span text:style-name="T39">] &gt; [</text:span><text:span text:style-name="T41">ɨ</text:span><text:span text:style-name="T40">ə̯</text:span><text:span text:style-name="T39">] &gt; [</text:span><text:span text:style-name="T41">ɨ.</text:span><text:span text:style-name="T39">ə]</text:span></text:p>
        </text:list-item>
      </text:list>
      <text:p text:style-name="P9">Shortening of vowels when realized as central vowels:</text:p>
      <text:list xml:id="list1942511340" text:style-name="L8">
        <text:list-item>
          <text:p text:style-name="P52"><text:span text:style-name="T1">[äː] </text:span><text:span text:style-name="T2">&gt; [ä]</text:span></text:p>
        </text:list-item>
        <text:list-item>
          <text:p text:style-name="P53"><text:span text:style-name="T1">[ə</text:span><text:span text:style-name="T3">ː</text:span><text:span text:style-name="T1">] &gt; [ə]</text:span></text:p>
        </text:list-item>
        <text:list-item>
          <text:p text:style-name="P53"><text:span text:style-name="T1">[ɨ</text:span><text:span text:style-name="T3">ː</text:span><text:span text:style-name="T1">] &gt; [ɨ]</text:span></text:p>
        </text:list-item>
      </text:list>
      <text:p text:style-name="P17"><text:span text:style-name="T3">D</text:span><text:span text:style-name="T1">eletion of </text:span><text:span text:style-name="T8">high </text:span><text:span text:style-name="T1">short </text:span><text:span text:style-name="T8">non-front vowel</text:span><text:span text:style-name="T1"> when centra</text:span><text:span text:style-name="T8">l; </text:span><text:span text:style-name="T9">voiced fricatives now phonemic</text:span><text:span text:style-name="T1">:</text:span></text:p>
      <text:list xml:id="list32755583" text:style-name="L9">
        <text:list-item>
          <text:p text:style-name="P54"><text:span text:style-name="T2">[ɨ] </text:span><text:span text:style-name="T4">&gt; ∅</text:span></text:p>
        </text:list-item>
      </text:list>
      <text:p text:style-name="P18"><text:span text:style-name="T1">Syllables whose nucleus was an [</text:span><text:span text:style-name="T2">ɨ</text:span><text:span text:style-name="T1">] have inner consonants deleted when composed of more than 3 consonants, </text:span><text:span text:style-name="T5">a tone T is discarted; </text:span><text:span text:style-name="T7">double consonants become simple</text:span><text:span text:style-name="T5">:</text:span></text:p>
      <text:list xml:id="list2573026381" text:style-name="L10">
        <text:list-item>
          <text:p text:style-name="P55"><text:span text:style-name="T1">/C</text:span><text:span text:style-name="T31">1</text:span><text:span text:style-name="T1">C</text:span><text:span text:style-name="T31">2</text:span><text:span text:style-name="T1"> … C</text:span><text:span text:style-name="T31">3 </text:span><text:span text:style-name="T5">T/</text:span><text:span text:style-name="T1"> &gt; /C</text:span><text:span text:style-name="T31">1</text:span><text:span text:style-name="T1">C</text:span><text:span text:style-name="T31">2</text:span><text:span text:style-name="T1">C</text:span><text:span text:style-name="T31">3</text:span>/</text:p>
        </text:list-item>
        <text:list-item>
          <text:p text:style-name="P56"><text:span text:style-name="T44">/C</text:span><text:span text:style-name="T32">1</text:span><text:span text:style-name="T44">C</text:span><text:span text:style-name="T32">1</text:span><text:span text:style-name="T44">/ </text:span><text:span text:style-name="T45">&gt; /C</text:span><text:span text:style-name="T33">1</text:span><text:span text:style-name="T45">/</text:span></text:p>
        </text:list-item>
      </text:list>
      <text:p text:style-name="P10">Words composed of only consonants have an epenthetic vowel inserted:</text:p>
      <text:list xml:id="list2488827089" text:style-name="L11">
        <text:list-item>
          <text:p text:style-name="P57"><text:span text:style-name="T25">/C</text:span><text:span text:style-name="T34">1</text:span><text:span text:style-name="T25">C</text:span><text:span text:style-name="T34">2</text:span><text:span text:style-name="T25">C</text:span><text:span text:style-name="T34">3</text:span><text:span text:style-name="T25">/ &gt; /C</text:span><text:span text:style-name="T34">1</text:span><text:span text:style-name="T25">C</text:span><text:span text:style-name="T34">2</text:span><text:span text:style-name="T46">ɜ</text:span><text:span text:style-name="T25">C</text:span><text:span text:style-name="T34">3</text:span><text:span text:style-name="T25">/</text:span></text:p>
        </text:list-item>
      </text:list>
      <text:p text:style-name="P8">Deletion of <text:span text:style-name="T47">labiovelar approximant</text:span> before vowels, splitting the non-front vowels that are short non-high in two (central and back vowels):</text:p>
      <text:list xml:id="list3440072816" text:style-name="L12">
        <text:list-item>
          <text:p text:style-name="P50"><text:span text:style-name="T1">/</text:span><text:span text:style-name="T6">ɑ/ </text:span><text:span text:style-name="T1">&gt; /a, </text:span><text:span text:style-name="T42">ɒ</text:span><text:span text:style-name="T6">/</text:span></text:p>
        </text:list-item>
        <text:list-item>
          <text:p text:style-name="P51"><text:span text:style-name="T6">/</text:span><text:span text:style-name="T1">o/ &gt; /ə, o/</text:span></text:p>
        </text:list-item>
      </text:list>
      <text:p text:style-name="P11">Lowering of mid vowels to low-mid vowels:</text:p>
      <text:list xml:id="list2557726907" text:style-name="L13">
        <text:list-item>
          <text:p text:style-name="P48"><text:span text:style-name="T1">/e(</text:span><text:span text:style-name="T40">ː</text:span><text:span text:style-name="T39">)</text:span><text:span text:style-name="T1">/ = [e̞(</text:span><text:span text:style-name="T40">ː</text:span><text:span text:style-name="T39">)</text:span><text:span text:style-name="T1">] &gt; /ɛ(</text:span><text:span text:style-name="T40">ː</text:span><text:span text:style-name="T39">)</text:span><text:span text:style-name="T1">/</text:span></text:p>
        </text:list-item>
        <text:list-item>
          <text:p text:style-name="P30">/ə/ &gt; /ɜ/</text:p>
        </text:list-item>
        <text:list-item>
          <text:p text:style-name="P48"><text:span text:style-name="T1">/o(</text:span><text:span text:style-name="T40">ː</text:span><text:span text:style-name="T39">)</text:span><text:span text:style-name="T1">/ = [o̞(</text:span><text:span text:style-name="T40">ː</text:span><text:span text:style-name="T39">)</text:span><text:span text:style-name="T1">] &gt; /ɔ(</text:span><text:span text:style-name="T40">ː</text:span><text:span text:style-name="T39">)</text:span><text:span text:style-name="T1">/</text:span></text:p>
        </text:list-item>
      </text:list>
      <text:p text:style-name="P12">Raising of low back and low front vowels:</text:p>
      <text:list xml:id="list1135610834" text:style-name="L14">
        <text:list-item>
          <text:p text:style-name="P31">/<text:span text:style-name="T37">ɒ</text:span><text:span text:style-name="T36">(</text:span><text:span text:style-name="T38">ː</text:span><text:span text:style-name="T36">)/ </text:span><text:span text:style-name="T35">&gt; /</text:span><text:span text:style-name="T36">ɔ(</text:span><text:span text:style-name="T38">ː</text:span><text:span text:style-name="T36">)/</text:span></text:p>
        </text:list-item>
        <text:list-item>
          <text:p text:style-name="P31"><text:span text:style-name="T36">/</text:span><text:span text:style-name="T35">æ</text:span><text:span text:style-name="T36">(</text:span><text:span text:style-name="T38">ː</text:span><text:span text:style-name="T36">)/ </text:span><text:span text:style-name="T35">&gt; /</text:span><text:span text:style-name="T36">ɛ(</text:span><text:span text:style-name="T38">ː</text:span><text:span text:style-name="T36">)</text:span><text:span text:style-name="T35">/</text:span></text:p>
        </text:list-item>
      </text:list>
      <text:p text:style-name="P19"><text:span text:style-name="T26">Lost of allophonic epenthetic vowel and glottal stop after voiced plosives, </text:span><text:span text:style-name="T27">leaving traces of pitch change</text:span><text:span text:style-name="T26">, </text:span><text:span text:style-name="T28">let S be any syllable slice containing the nucleus</text:span><text:span text:style-name="T26">:</text:span></text:p>
      <text:list xml:id="list223107393889963" text:continue-list="list1925832924" text:style-name="L2">
        <text:list-item>
          <text:p text:style-name="P43"><text:soft-page-break/><text:span text:style-name="T27">[</text:span><text:span text:style-name="T10">əʔ</text:span><text:span text:style-name="T28">S</text:span><text:span text:style-name="T12">˥, </text:span><text:span text:style-name="T10">əʔ</text:span><text:span text:style-name="T28">S</text:span><text:span text:style-name="T13">˥˧</text:span><text:span text:style-name="T27">]</text:span><text:span text:style-name="T1"> </text:span><text:span text:style-name="T13">&gt; /</text:span><text:span text:style-name="T19">S</text:span><text:span text:style-name="T13">˥˧/</text:span></text:p>
        </text:list-item>
        <text:list-item>
          <text:p text:style-name="P58"><text:span text:style-name="T13">[</text:span><text:span text:style-name="T10">əʔ</text:span><text:span text:style-name="T28">S</text:span><text:span text:style-name="T12">˨, </text:span><text:span text:style-name="T27">ə</text:span><text:span text:style-name="T10">ʔ</text:span><text:span text:style-name="T28">S</text:span><text:span text:style-name="T13">˧˩</text:span><text:span text:style-name="T1">] &gt; /S</text:span><text:span text:style-name="T13">˧˩</text:span><text:span text:style-name="T1">/</text:span></text:p>
        </text:list-item>
        <text:list-item>
          <text:p text:style-name="P44"><text:span text:style-name="T27">[</text:span><text:span text:style-name="T10">əʔ</text:span><text:span text:style-name="T28">S</text:span><text:span text:style-name="T18">˧˥</text:span><text:span text:style-name="T27">]</text:span><text:span text:style-name="T1"> </text:span><text:span text:style-name="T13">&gt; /</text:span><text:span text:style-name="T19">S</text:span><text:span text:style-name="T12">˥</text:span><text:span text:style-name="T13">/</text:span></text:p>
        </text:list-item>
        <text:list-item>
          <text:p text:style-name="P24"><text:span text:style-name="T13">[</text:span><text:span text:style-name="T27">ə</text:span><text:span text:style-name="T10">ʔ</text:span><text:span text:style-name="T28">S</text:span><text:span text:style-name="T18">˩˧</text:span><text:span text:style-name="T29">] &gt; </text:span><text:span text:style-name="T23">/</text:span><text:span text:style-name="T19">S</text:span><text:span text:style-name="T12">˨</text:span><text:span text:style-name="T19">/</text:span></text:p>
        </text:list-item>
      </text:list>
      <text:p text:style-name="P13">Affrication of palatals:</text:p>
      <text:list xml:id="list630015584" text:style-name="L15">
        <text:list-item>
          <text:p text:style-name="P32">/c/ &gt; /ȶ͡ɕ/</text:p>
        </text:list-item>
        <text:list-item>
          <text:p text:style-name="P32">/ɟ/ &gt; /ȡ͡ʑ/</text:p>
        </text:list-item>
      </text:list>
      <text:p text:style-name="P14">Reinterpretation of <text:s/>labiovelar <text:span text:style-name="T52">obstruents and nasals</text:span> as simply velars followed by a labiovelar approximant:</text:p>
      <text:list xml:id="list3560169356" text:style-name="L16">
        <text:list-item>
          <text:p text:style-name="P33">/kʷ/ &gt; /kw/</text:p>
        </text:list-item>
        <text:list-item>
          <text:p text:style-name="P33">/gʷ/ &gt; /gw/</text:p>
        </text:list-item>
        <text:list-item>
          <text:p text:style-name="P34">/xʷ/ &gt; /xw/</text:p>
        </text:list-item>
        <text:list-item>
          <text:p text:style-name="P34">/xʷ/ &gt; /xw/</text:p>
        </text:list-item>
        <text:list-item>
          <text:p text:style-name="P28">/ɣʷ/ <text:span text:style-name="T49">&gt; /</text:span>ɣ<text:span text:style-name="T49">w/</text:span></text:p>
        </text:list-item>
        <text:list-item>
          <text:p text:style-name="P29"><text:span text:style-name="T49">/</text:span><text:span text:style-name="T50">ŋ</text:span>ʷ<text:span text:style-name="T49">/ </text:span><text:span text:style-name="T50">&gt; /ŋw/</text:span></text:p>
        </text:list-item>
      </text:list>
      <text:p text:style-name="P15">Shift of bilabial fricatives to labiodental fricatives:</text:p>
      <text:list xml:id="list2440647439" text:style-name="L17">
        <text:list-item>
          <text:p text:style-name="P35">/ɸ/ &gt; /f/</text:p>
        </text:list-item>
        <text:list-item>
          <text:p text:style-name="P35">/β/ &gt; /v/</text:p>
        </text:list-item>
      </text:list>
      <text:p text:style-name="P16">Palatalization of velar fricatives next to palatal consonants and front vowels:</text:p>
      <text:list xml:id="list1582987243" text:style-name="L18">
        <text:list-item>
          <text:p text:style-name="P36">/x/ &gt; [ɕ]</text:p>
        </text:list-item>
        <text:list-item>
          <text:p text:style-name="P36">/<text:span text:style-name="T51">ɣ/ </text:span>&gt; [ʑ]</text:p>
        </text:list-item>
      </text:list>
      <text:p text:style-name="P16">Deletion of palatal approximant and palatal affricates near to palatalized velars:</text:p>
      <text:list xml:id="list3282326824" text:style-name="L19">
        <text:list-item>
          <text:p text:style-name="P37">/ȶ͡ɕx, xȶ͡ɕ, ȡ͡ʑx, xȡ͡ʑ, xj, jx/ &gt; /ɕ/</text:p>
        </text:list-item>
        <text:list-item>
          <text:p text:style-name="P37">/ȶ͡ɕɣ, ɣȶ͡ɕ, ȡ͡ʑɣ, ɣȡ͡ʑ, ɣj, jɣ/ &gt; /ʑ/</text:p>
        </text:list-item>
      </text:list>
      <text:p text:style-name="P16">Simplification of plosive clusters, let P<text:span text:style-name="T30">1</text:span><text:span text:style-name="T43"> and P</text:span><text:span text:style-name="T30">2</text:span><text:span text:style-name="T43"> be plosives:</text:span></text:p>
      <text:list xml:id="list1154384363" text:style-name="L20">
        <text:list-item>
          <text:p text:style-name="P38"><text:span text:style-name="T43">/P</text:span><text:span text:style-name="T30">1</text:span><text:span text:style-name="T43">P</text:span><text:span text:style-name="T30">2</text:span><text:span text:style-name="T43">/ &gt; /P</text:span><text:span text:style-name="T30">2</text:span><text:span text:style-name="T43">/</text:span></text:p>
        </text:list-item>
      </text:list>
      <text:p text:style-name="P20">Nasals become archiphonemic in coda position, which is labeled as /n/:</text:p>
      <text:list xml:id="list268949791" text:style-name="L21">
        <text:list-item>
          <text:p text:style-name="P59">/m, ɲ, ŋ/ &gt; /n/</text:p>
        </text:list-item>
        <text:list-item>
          <text:p text:style-name="P59">(before bilabial) /n/ &gt; [m]</text:p>
        </text:list-item>
        <text:list-item>
          <text:p text:style-name="P59">(before labiodental) /n/ &gt; [ɱ]</text:p>
        </text:list-item>
        <text:list-item>
          <text:p text:style-name="P59">(before palatal) /n/ &gt; [ȵ]</text:p>
        </text:list-item>
        <text:list-item>
          <text:p text:style-name="P59">(before velar) /n/ &gt; [ŋ] </text:p>
        </text:list-item>
      </text:list>
      <text:p text:style-name="P20">Before a vowel, palatal nasal breaks into an alveolar nasal and a palatal approximant:</text:p>
      <text:list xml:id="list95112211" text:style-name="L22">
        <text:list-item>
          <text:p text:style-name="P60">/ɲ/ &gt; /nj/</text:p>
        </text:list-item>
      </text:list>
      <text:p text:style-name="P20"><text:soft-page-break/>Remaining palatal nasal shifts into alveolar nasal:</text:p>
      <text:list xml:id="list1480364000" text:style-name="L23">
        <text:list-item>
          <text:p text:style-name="P61">/ɲ/ &gt; /n/</text:p>
        </text:list-item>
      </text:list>
      <text:p text:style-name="P20">Velar Nasal shifts into bilabial nasal:</text:p>
      <text:list xml:id="list1724921720" text:style-name="L24">
        <text:list-item>
          <text:p text:style-name="P62">/ŋ/ &gt; /m/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2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2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8T20:23:54.835386654</meta:creation-date>
    <dc:date>2020-04-03T22:31:06.241609668</dc:date>
    <meta:editing-duration>PT21H28M32S</meta:editing-duration>
    <meta:editing-cycles>48</meta:editing-cycles>
    <meta:generator>LibreOffice/6.4.2.2$Linux_X86_64 LibreOffice_project/40$Build-2</meta:generator>
    <meta:document-statistic meta:table-count="0" meta:image-count="0" meta:object-count="0" meta:page-count="4" meta:paragraph-count="98" meta:word-count="659" meta:character-count="3320" meta:non-whitespace-character-count="2828"/>
  </office:meta>
</office:document-meta>
</file>